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oto Serif1" svg:font-family="'Noto Serif'" style:font-adornments="Bold" style:font-family-generic="roman" style:font-pitch="variable"/>
    <style:font-face style:name="Noto Serif2" svg:font-family="'Noto Serif'" style:font-adornments="Bold Italic" style:font-family-generic="roman" style:font-pitch="variable"/>
    <style:font-face style:name="Noto Serif3" svg:font-family="'Noto Serif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Noto Serif" officeooo:paragraph-rsid="0014c38d"/>
    </style:style>
    <style:style style:name="P2" style:family="paragraph" style:parent-style-name="Standard">
      <style:paragraph-properties fo:line-height="150%" fo:text-align="center" style:justify-single-word="false"/>
      <style:text-properties style:font-name="Noto Serif" fo:font-size="14pt" officeooo:paragraph-rsid="0014c38d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Noto Serif" fo:font-size="14pt" officeooo:rsid="0014c38d" officeooo:paragraph-rsid="0014c38d" style:font-size-asian="14pt" style:font-size-complex="14pt"/>
    </style:style>
    <style:style style:name="P4" style:family="paragraph" style:parent-style-name="Title">
      <style:text-properties style:font-name="Noto Serif" fo:font-weight="bold" style:font-weight-asian="bold" style:font-weight-complex="bold"/>
    </style:style>
    <style:style style:name="P5" style:family="paragraph" style:parent-style-name="Subtitle">
      <style:text-properties style:font-name="Noto Serif"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Noto Serif" fo:font-size="14pt" fo:font-weight="bold" officeooo:paragraph-rsid="0014c38d" style:font-size-asian="14pt" style:font-weight-asian="bold" style:font-size-complex="14pt"/>
    </style:style>
    <style:style style:name="P7" style:family="paragraph" style:parent-style-name="Standard">
      <style:paragraph-properties fo:line-height="150%"/>
      <style:text-properties style:font-name="Noto Serif" fo:font-size="14pt" officeooo:paragraph-rsid="0014c38d" style:font-size-asian="14pt" style:font-size-complex="14pt"/>
    </style:style>
    <style:style style:name="P8" style:family="paragraph" style:parent-style-name="Standard">
      <style:paragraph-properties fo:margin-left="11.252cm" fo:line-height="150%"/>
      <style:text-properties style:font-name="Noto Serif" fo:font-size="14pt" fo:font-weight="bold" officeooo:paragraph-rsid="0014c38d" style:font-size-asian="14pt" style:font-weight-asian="bold" style:font-size-complex="14pt"/>
    </style:style>
    <style:style style:name="P9" style:family="paragraph" style:parent-style-name="Standard" style:master-page-name="">
      <loext:graphic-properties draw:fill="none"/>
      <style:paragraph-properties fo:margin-left="11.201cm" fo:margin-right="0cm" fo:line-height="150%" fo:text-indent="-0.6cm" style:auto-text-indent="false" style:page-number="auto" fo:background-color="transparent"/>
      <style:text-properties style:font-name="Noto Serif" fo:font-size="14pt" fo:font-weight="bold" officeooo:paragraph-rsid="0014c38d" style:font-size-asian="14pt" style:font-weight-asian="bold" style:font-size-complex="14pt"/>
    </style:style>
    <style:style style:name="P10" style:family="paragraph" style:parent-style-name="Standard">
      <loext:graphic-properties draw:fill="none"/>
      <style:paragraph-properties fo:margin-left="11.201cm" fo:margin-right="0cm" fo:line-height="150%" fo:text-indent="-0.6cm" style:auto-text-indent="false" fo:background-color="transparent"/>
      <style:text-properties style:font-name="Noto Serif" officeooo:paragraph-rsid="0014c38d"/>
    </style:style>
    <style:style style:name="P11" style:family="paragraph" style:parent-style-name="Standard">
      <style:paragraph-properties fo:margin-left="11.252cm" fo:line-height="150%"/>
      <style:text-properties style:font-name="Noto Serif" fo:font-size="14pt" officeooo:paragraph-rsid="0014c38d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Noto Serif" fo:font-size="14pt" fo:font-weight="bold" officeooo:paragraph-rsid="0014c38d" style:font-size-asian="14pt" style:font-weight-asian="bold" style:font-size-complex="14pt"/>
    </style:style>
    <style:style style:name="P13" style:family="paragraph" style:parent-style-name="Heading_20_1">
      <style:paragraph-properties fo:break-before="page"/>
      <style:text-properties style:font-name="Noto Serif"/>
    </style:style>
    <style:style style:name="P14" style:family="paragraph" style:parent-style-name="Text_20_body">
      <style:text-properties style:font-name="Noto Serif" officeooo:rsid="0014c38d" officeooo:paragraph-rsid="001b83bc"/>
    </style:style>
    <style:style style:name="P15" style:family="paragraph" style:parent-style-name="Heading_20_5">
      <style:text-properties officeooo:rsid="001cb26c" officeooo:paragraph-rsid="001cb26c"/>
    </style:style>
    <style:style style:name="P16" style:family="paragraph" style:parent-style-name="Text_20_body">
      <style:paragraph-properties fo:text-align="start" style:justify-single-word="false"/>
      <style:text-properties officeooo:rsid="001e7a13" officeooo:paragraph-rsid="001e7a13"/>
    </style:style>
    <style:style style:name="P17" style:family="paragraph" style:parent-style-name="Text_20_body">
      <style:paragraph-properties fo:text-align="start" style:justify-single-word="false"/>
      <style:text-properties officeooo:rsid="00b458f5" officeooo:paragraph-rsid="00b458f5"/>
    </style:style>
    <style:style style:name="P18" style:family="paragraph" style:parent-style-name="Text_20_body">
      <style:text-properties officeooo:rsid="00328d0d" officeooo:paragraph-rsid="00328d0d"/>
    </style:style>
    <style:style style:name="P19" style:family="paragraph" style:parent-style-name="Text_20_body">
      <style:text-properties officeooo:rsid="003e7dc8" officeooo:paragraph-rsid="003e7dc8"/>
    </style:style>
    <style:style style:name="P20" style:family="paragraph" style:parent-style-name="Heading_20_5">
      <style:text-properties officeooo:rsid="0047278d" officeooo:paragraph-rsid="0047278d"/>
    </style:style>
    <style:style style:name="P21" style:family="paragraph" style:parent-style-name="Text_20_body">
      <style:text-properties officeooo:rsid="0049e7aa" officeooo:paragraph-rsid="0049e7aa"/>
    </style:style>
    <style:style style:name="P22" style:family="paragraph" style:parent-style-name="Text_20_body" style:list-style-name="L1">
      <style:text-properties officeooo:rsid="00519a2e" officeooo:paragraph-rsid="00519a2e"/>
    </style:style>
    <style:style style:name="P23" style:family="paragraph" style:parent-style-name="Text_20_body" style:list-style-name="L1">
      <style:text-properties officeooo:rsid="0054ee4b" officeooo:paragraph-rsid="0054ee4b"/>
    </style:style>
    <style:style style:name="P24" style:family="paragraph" style:parent-style-name="Text_20_body" style:list-style-name="L1">
      <style:text-properties officeooo:rsid="0055aa90" officeooo:paragraph-rsid="0055aa90"/>
    </style:style>
    <style:style style:name="P25" style:family="paragraph" style:parent-style-name="Text_20_body" style:list-style-name="L1">
      <style:text-properties officeooo:rsid="0059f591" officeooo:paragraph-rsid="0059f591"/>
    </style:style>
    <style:style style:name="P26" style:family="paragraph" style:parent-style-name="Text_20_body">
      <style:text-properties officeooo:paragraph-rsid="0060421b"/>
    </style:style>
    <style:style style:name="P27" style:family="paragraph" style:parent-style-name="Heading_20_5">
      <style:text-properties officeooo:paragraph-rsid="00397b0b"/>
    </style:style>
    <style:style style:name="P28" style:family="paragraph" style:parent-style-name="Text_20_body">
      <style:text-properties officeooo:rsid="00681cdc" officeooo:paragraph-rsid="00681cdc"/>
    </style:style>
    <style:style style:name="P29" style:family="paragraph" style:parent-style-name="Text_20_body" style:list-style-name="L2">
      <style:text-properties officeooo:rsid="0070125e" officeooo:paragraph-rsid="0070125e"/>
    </style:style>
    <style:style style:name="P30" style:family="paragraph" style:parent-style-name="Text_20_body" style:list-style-name="L2">
      <style:text-properties officeooo:rsid="0071f72b" officeooo:paragraph-rsid="0071f72b"/>
    </style:style>
    <style:style style:name="P31" style:family="paragraph" style:parent-style-name="Text_20_body" style:list-style-name="L2">
      <style:text-properties officeooo:rsid="007b487b" officeooo:paragraph-rsid="007b487b"/>
    </style:style>
    <style:style style:name="P32" style:family="paragraph" style:parent-style-name="Text_20_body" style:list-style-name="L2">
      <style:text-properties officeooo:rsid="007f272f" officeooo:paragraph-rsid="007f272f"/>
    </style:style>
    <style:style style:name="P33" style:family="paragraph" style:parent-style-name="Text_20_body" style:list-style-name="L2">
      <style:text-properties officeooo:rsid="00800f59" officeooo:paragraph-rsid="00800f59"/>
    </style:style>
    <style:style style:name="P34" style:family="paragraph" style:parent-style-name="Text_20_body" style:list-style-name="L2">
      <style:text-properties officeooo:rsid="007cf99c" officeooo:paragraph-rsid="007cf99c"/>
    </style:style>
    <style:style style:name="P35" style:family="paragraph" style:parent-style-name="Text_20_body" style:list-style-name="L2">
      <style:text-properties officeooo:rsid="0083a020" officeooo:paragraph-rsid="0083a020"/>
    </style:style>
    <style:style style:name="P36" style:family="paragraph" style:parent-style-name="Text_20_body">
      <style:paragraph-properties fo:text-align="start" style:justify-single-word="false"/>
      <style:text-properties officeooo:rsid="008698f2" officeooo:paragraph-rsid="008698f2"/>
    </style:style>
    <style:style style:name="P37" style:family="paragraph" style:parent-style-name="Text_20_body">
      <style:paragraph-properties fo:text-align="start" style:justify-single-word="false"/>
      <style:text-properties officeooo:rsid="0096076c" officeooo:paragraph-rsid="0096076c"/>
    </style:style>
    <style:style style:name="P38" style:family="paragraph" style:parent-style-name="Text_20_body">
      <style:paragraph-properties fo:text-align="start" style:justify-single-word="false"/>
      <style:text-properties officeooo:rsid="00a51e24" officeooo:paragraph-rsid="00a51e24"/>
    </style:style>
    <style:style style:name="P39" style:family="paragraph" style:parent-style-name="Text_20_body">
      <style:paragraph-properties fo:text-align="start" style:justify-single-word="false"/>
      <style:text-properties officeooo:rsid="00a9b37e" officeooo:paragraph-rsid="00a9b37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4c38d" style:font-size-asian="14pt" style:font-size-complex="14pt"/>
    </style:style>
    <style:style style:name="T4" style:family="text">
      <style:text-properties officeooo:rsid="0014c38d"/>
    </style:style>
    <style:style style:name="T5" style:family="text">
      <style:text-properties officeooo:rsid="0017328d"/>
    </style:style>
    <style:style style:name="T6" style:family="text">
      <style:text-properties officeooo:rsid="0030526c"/>
    </style:style>
    <style:style style:name="T7" style:family="text">
      <style:text-properties officeooo:rsid="0020189d"/>
    </style:style>
    <style:style style:name="T8" style:family="text">
      <style:text-properties officeooo:rsid="0031d7b3"/>
    </style:style>
    <style:style style:name="T9" style:family="text">
      <style:text-properties officeooo:rsid="002123b3"/>
    </style:style>
    <style:style style:name="T10" style:family="text">
      <style:text-properties officeooo:rsid="0028cc30"/>
    </style:style>
    <style:style style:name="T11" style:family="text">
      <style:text-properties officeooo:rsid="00254a79"/>
    </style:style>
    <style:style style:name="T12" style:family="text">
      <style:text-properties officeooo:rsid="002eac5f"/>
    </style:style>
    <style:style style:name="T13" style:family="text">
      <style:text-properties officeooo:rsid="0036416b"/>
    </style:style>
    <style:style style:name="T14" style:family="text">
      <style:text-properties officeooo:rsid="003b475f"/>
    </style:style>
    <style:style style:name="T15" style:family="text">
      <style:text-properties officeooo:rsid="003d255a"/>
    </style:style>
    <style:style style:name="T16" style:family="text">
      <style:text-properties officeooo:rsid="00406b0a"/>
    </style:style>
    <style:style style:name="T17" style:family="text">
      <style:text-properties officeooo:rsid="00436cd1"/>
    </style:style>
    <style:style style:name="T18" style:family="text">
      <style:text-properties officeooo:rsid="00455a9a"/>
    </style:style>
    <style:style style:name="T19" style:family="text">
      <style:text-properties officeooo:rsid="00459502"/>
    </style:style>
    <style:style style:name="T20" style:family="text">
      <style:text-properties officeooo:rsid="0081374b"/>
    </style:style>
    <style:style style:name="T21" style:family="text">
      <style:text-properties officeooo:rsid="00b07dd7"/>
    </style:style>
    <style:style style:name="T22" style:family="text">
      <style:text-properties officeooo:rsid="00b20992"/>
    </style:style>
    <style:style style:name="T23" style:family="text">
      <style:text-properties officeooo:rsid="0048c7a5"/>
    </style:style>
    <style:style style:name="T24" style:family="text">
      <style:text-properties officeooo:rsid="004aa6fd"/>
    </style:style>
    <style:style style:name="T25" style:family="text">
      <style:text-properties officeooo:rsid="004eb787"/>
    </style:style>
    <style:style style:name="T26" style:family="text">
      <style:text-properties officeooo:rsid="004bca14"/>
    </style:style>
    <style:style style:name="T27" style:family="text">
      <style:text-properties officeooo:rsid="004d8fbf"/>
    </style:style>
    <style:style style:name="T28" style:family="text">
      <style:text-properties officeooo:rsid="004edbac"/>
    </style:style>
    <style:style style:name="T29" style:family="text">
      <style:text-properties officeooo:rsid="0050d215"/>
    </style:style>
    <style:style style:name="T30" style:family="text">
      <style:text-properties officeooo:rsid="005063fb"/>
    </style:style>
    <style:style style:name="T31" style:family="text">
      <style:text-properties officeooo:rsid="005c10b4"/>
    </style:style>
    <style:style style:name="T32" style:family="text">
      <style:text-properties officeooo:rsid="005b18e7"/>
    </style:style>
    <style:style style:name="T33" style:family="text">
      <style:text-properties officeooo:rsid="0060421b"/>
    </style:style>
    <style:style style:name="T34" style:family="text">
      <style:text-properties officeooo:rsid="0063eb84"/>
    </style:style>
    <style:style style:name="T35" style:family="text">
      <style:text-properties officeooo:rsid="0065c28b"/>
    </style:style>
    <style:style style:name="T36" style:family="text">
      <style:text-properties officeooo:rsid="006b17cf"/>
    </style:style>
    <style:style style:name="T37" style:family="text">
      <style:text-properties officeooo:rsid="00696f58"/>
    </style:style>
    <style:style style:name="T38" style:family="text">
      <style:text-properties officeooo:rsid="006f4765"/>
    </style:style>
    <style:style style:name="T39" style:family="text">
      <style:text-properties officeooo:rsid="006b9802"/>
    </style:style>
    <style:style style:name="T40" style:family="text">
      <style:text-properties officeooo:rsid="0070125e"/>
    </style:style>
    <style:style style:name="T41" style:family="text">
      <style:text-properties officeooo:rsid="0071369a"/>
    </style:style>
    <style:style style:name="T42" style:family="text">
      <style:text-properties officeooo:rsid="00757b85"/>
    </style:style>
    <style:style style:name="T43" style:family="text">
      <style:text-properties officeooo:rsid="0073e6c6"/>
    </style:style>
    <style:style style:name="T44" style:family="text">
      <style:text-properties officeooo:rsid="007e5a6e"/>
    </style:style>
    <style:style style:name="T45" style:family="text">
      <style:text-properties officeooo:rsid="00851a01"/>
    </style:style>
    <style:style style:name="T46" style:family="text">
      <style:text-properties officeooo:rsid="00a2fc7e"/>
    </style:style>
    <style:style style:name="T47" style:family="text">
      <style:text-properties officeooo:rsid="00890ec7"/>
    </style:style>
    <style:style style:name="T48" style:family="text">
      <style:text-properties officeooo:rsid="0089fde6"/>
    </style:style>
    <style:style style:name="T49" style:family="text">
      <style:text-properties officeooo:rsid="008df8c8"/>
    </style:style>
    <style:style style:name="T50" style:family="text">
      <style:text-properties officeooo:rsid="008f1f50"/>
    </style:style>
    <style:style style:name="T51" style:family="text">
      <style:text-properties officeooo:rsid="0090d717"/>
    </style:style>
    <style:style style:name="T52" style:family="text">
      <style:text-properties officeooo:rsid="00924b3a"/>
    </style:style>
    <style:style style:name="T53" style:family="text">
      <style:text-properties officeooo:rsid="009dc836"/>
    </style:style>
    <style:style style:name="T54" style:family="text">
      <style:text-properties officeooo:rsid="0092dc7f"/>
    </style:style>
    <style:style style:name="T55" style:family="text">
      <style:text-properties officeooo:rsid="0094ea7b"/>
    </style:style>
    <style:style style:name="T56" style:family="text">
      <style:text-properties officeooo:rsid="0096eeb2"/>
    </style:style>
    <style:style style:name="T57" style:family="text">
      <style:text-properties officeooo:rsid="009bd4f8"/>
    </style:style>
    <style:style style:name="T58" style:family="text">
      <style:text-properties officeooo:rsid="0096a3ea"/>
    </style:style>
    <style:style style:name="T59" style:family="text">
      <style:text-properties officeooo:rsid="009fb7ca"/>
    </style:style>
    <style:style style:name="T60" style:family="text">
      <style:text-properties officeooo:rsid="009f3457"/>
    </style:style>
    <style:style style:name="T61" style:family="text">
      <style:text-properties officeooo:rsid="00a7016c"/>
    </style:style>
    <style:style style:name="T62" style:family="text">
      <style:text-properties officeooo:rsid="00a9b37e"/>
    </style:style>
    <style:style style:name="T63" style:family="text">
      <style:text-properties officeooo:rsid="00a9d3c2"/>
    </style:style>
    <style:style style:name="T64" style:family="text">
      <style:text-properties officeooo:rsid="0015380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ФГБОУ ВО</text:span></text:p>
      <text:p text:style-name="P1" loext:marker-style-name="T1"><text:span text:style-name="T1">Национальный исследовательский университет</text:span></text:p>
      <text:p text:style-name="P1" loext:marker-style-name="T1"><text:span text:style-name="T1">«МЭИ»</text:span></text:p>
      <text:p text:style-name="P2" loext:marker-style-name="T2"/>
      <text:p text:style-name="P2" loext:marker-style-name="T2"/>
      <text:p text:style-name="P2" loext:marker-style-name="T2"/>
      <text:p text:style-name="P2" loext:marker-style-name="T2"/>
      <text:p text:style-name="P3" loext:marker-style-name="T2"/>
      <text:p text:style-name="P4">Лабораторная работа</text:p>
      <text:p text:style-name="P5">Текстовое D&amp;D</text:p>
      <text:p text:style-name="P2" loext:marker-style-name="T2"/>
      <text:p text:style-name="P6" loext:marker-style-name="T1"/>
      <text:p text:style-name="P7" loext:marker-style-name="T2"/>
      <text:p text:style-name="P8" loext:marker-style-name="T1"/>
      <text:p text:style-name="P8" loext:marker-style-name="T1"/>
      <text:p text:style-name="P9" loext:marker-style-name="T1">Выполнил:</text:p>
      <text:p text:style-name="P10" loext:marker-style-name="T2"><text:span text:style-name="T2">студент группы А</text:span><text:span text:style-name="T3">э-21</text:span><text:span text:style-name="T2">-2</text:span><text:span text:style-name="T3">4</text:span></text:p>
      <text:p text:style-name="P10" loext:marker-style-name="T2"><text:span text:style-name="T3">Лыкум</text:span><text:span text:style-name="T2"> </text:span><text:span text:style-name="T3">Ф</text:span><text:span text:style-name="T2">. </text:span><text:span text:style-name="T3">В</text:span><text:span text:style-name="T2">.</text:span></text:p>
      <text:p text:style-name="P11" loext:marker-style-name="T2"/>
      <text:p text:style-name="P7" loext:marker-style-name="T2"/>
      <text:p text:style-name="P7" loext:marker-style-name="T2"/>
      <text:p text:style-name="P7" loext:marker-style-name="T2"/>
      <text:p text:style-name="P7" loext:marker-style-name="T2"/>
      <text:p text:style-name="P12" loext:marker-style-name="T1"/>
      <text:p text:style-name="P12" loext:marker-style-name="T1">Москва, 202<text:span text:style-name="T4">5</text:span></text:p>
      <text:h text:style-name="P13" text:outline-level="1">1. Постановка задачи</text:h>
      <text:p text:style-name="P14">Задача: создать консольную программу, <text:span text:style-name="T5">моделирующую фэнтезийное подземелье с бравым воином, который управляется с помощью команд пользователя.</text:span></text:p>
      <text:h text:style-name="Heading_20_4" text:outline-level="4">Подробное описание</text:h>
      <text:h text:style-name="P15" text:outline-level="5">Подземелье <text:span text:style-name="T6">и комнаты</text:span></text:h>
      <text:p text:style-name="P16">Подземелье состоит из множества комнат, расположенных по сетке. <text:span text:style-name="T7">Соседние комнаты соединены между собой проходами, </text:span><text:span text:style-name="T8">которыми может пользоваться воин</text:span><text:span text:style-name="T7">. </text:span>В каждой комнате могут быть различные предметы, которые можно подобрать, и различные существа. Комната, в которой <text:span text:style-name="T9">появляется </text:span>воин, находится в центре сетки. Чем дальше комната находится от центра, тем выше её уровень опасности, <text:span text:style-name="T10">то</text:span><text:span text:style-name="T11"> есть в ней с большей вероятностью будут появляться враги и предметы. </text:span><text:span text:style-name="T12">В подземелье есть ровно одна комната, в которой находится выход из подземелья, это комната (или одна из комнат) с самым высоким уровнем опасности.</text:span></text:p>
      <text:p text:style-name="P17">Комнаты, а также из содержимое, генерируются случайно в начале работы программы.</text:p>
      <text:h text:style-name="Heading_20_5" text:outline-level="5">Предметы</text:h>
      <text:p text:style-name="P18">Предметы <text:span text:style-name="T13">могут храниться либо в инвентаре комнаты, либо в инвентаре существа. </text:span><text:span text:style-name="T14">Существо может использовать только предметы, которые хранятся в его собственном инвентаре. </text:span><text:span text:style-name="T15">Существо может забрать предмет из инвентаря комнаты в собственный инвентарь, потратив на это ход.</text:span></text:p>
      <text:p text:style-name="P19">К особым типам предметов относятся доспехи и оружие. Оружие определяет урон существа в бою. Доспехи определяют, <text:span text:style-name="T16">насколько хорошо существо защищено против вражеских атак. </text:span><text:span text:style-name="T17">Оружие/доспехи могут быть экипированы или просто храниться в инвентаре. </text:span><text:span text:style-name="T18">Если оружие/доспехи экипированы, то они не пропадают из инвентаря: по сути, на них просто ставится отметка о том, что в данный момент используются именно они. Одновременно можно использовать только одно оружие и </text:span><text:span text:style-name="T19">надевать только одни доспе</text:span><text:span text:style-name="T20">хи. </text:span><text:span text:style-name="T21">Если оружие/доспехи не надеты, то используются оружие/доспехи по умолчанию (Например, </text:span><text:span text:style-name="T22">кулаки и обычная одежда)</text:span></text:p>
      <text:h text:style-name="P20" text:outline-level="5">Ходы <text:span text:style-name="T23">и раунды</text:span></text:h>
      <text:p text:style-name="P21">За один раунд каждое существо в подземелье может совершить ровно один ход <text:span text:style-name="T24">(действие). </text:span><text:span text:style-name="T25">Воин</text:span><text:span text:style-name="T26"> всегда ходит </text:span><text:span text:style-name="T27">первым, то есть в начале раунда, </text:span><text:span text:style-name="T28">затем </text:span><text:soft-page-break/><text:span text:style-name="T28">ходят все остальные существа. </text:span><text:span text:style-name="T29">Существо может </text:span><text:span text:style-name="T30">потратить </text:span><text:span text:style-name="T29">свой ход </text:span><text:span text:style-name="T30">на совершение следующих действий:</text:span></text:p>
      <text:list text:style-name="L1">
        <text:list-item>
          <text:p text:style-name="P22">Забирание предмета из инвентаря комнаты в собственный инвентарь</text:p>
        </text:list-item>
        <text:list-item>
          <text:p text:style-name="P23">Атака другого существа, находящегося в комнате</text:p>
        </text:list-item>
        <text:list-item>
          <text:p text:style-name="P24">Использование предмета <text:span text:style-name="T31">из собственного инвентаря</text:span>, в том числе экипирование оружия или доспехов</text:p>
        </text:list-item>
        <text:list-item>
          <text:p text:style-name="P25">Перемещение в соседнюю комнат<text:span text:style-name="T32">у</text:span></text:p>
        </text:list-item>
      </text:list>
      <text:p text:style-name="P26"><text:span text:style-name="T33">В целях упрощения и оптимизации, программа </text:span><text:span text:style-name="T34">обрабатывает</text:span><text:span text:style-name="T33"> ходы только в той комнате, где находится воин. </text:span><text:span text:style-name="T35">Существа во всех остальных комнатах не ходят.</text:span></text:p>
      <text:h text:style-name="P27" text:outline-level="5">Воин и пользователь</text:h>
      <text:p text:style-name="P28"><text:span text:style-name="T36">Вводя текстовые команды, п</text:span>ользователь может <text:span text:style-name="T37">отдавать воину различные </text:span><text:span text:style-name="T38">приказы</text:span><text:span text:style-name="T37">, а также получать информацию о </text:span><text:span text:style-name="T39">воине</text:span><text:span text:style-name="T37"> и о подземелье. </text:span><text:span text:style-name="T40">В доступные команды входит:</text:span></text:p>
      <text:list text:style-name="L2">
        <text:list-item>
          <text:p text:style-name="P29">Получение информации о комнате, где находится воин. <text:span text:style-name="T41">Информация включает в себя список существ и предметов, находящихся в комнате. </text:span><text:span text:style-name="T42">Данная команда</text:span><text:span text:style-name="T41"> не требует от воина совершения хода.</text:span></text:p>
        </text:list-item>
        <text:list-item>
          <text:p text:style-name="P30">Получение информации о <text:span text:style-name="T43">воине: боевые характеристики, инвентарь, экипированное оружие и доспехи. </text:span><text:span text:style-name="T42">Данная команда не требует от воина совершения хода.</text:span></text:p>
        </text:list-item>
        <text:list-item>
          <text:p text:style-name="P31">Взятие предмета из инвентаря комнаты в собственный инвентарь</text:p>
        </text:list-item>
        <text:list-item>
          <text:p text:style-name="P32">Экипирование оружия</text:p>
        </text:list-item>
        <text:list-item>
          <text:p text:style-name="P33">Экипирование доспехов</text:p>
        </text:list-item>
        <text:list-item>
          <text:p text:style-name="P34">Атака <text:span text:style-name="T44">другого </text:span>существа экипированным оружием</text:p>
        </text:list-item>
        <text:list-item>
          <text:p text:style-name="P35">Получение помощи по доступным командам. <text:span text:style-name="T45">Не требует совершения хода</text:span></text:p>
        </text:list-item>
        <text:list-item>
          <text:p text:style-name="P35">Закрытие приложения</text:p>
        </text:list-item>
      </text:list>
      <text:h text:style-name="Heading_20_5" text:outline-level="5">Бой, <text:span text:style-name="T46">здоровье и модификаторы</text:span></text:h>
      <text:p text:style-name="P36">У каждого существа есть показатель здоровья, максимального здоровья, ловкости и силы (<text:span text:style-name="T47">Каждый из них - </text:span><text:span text:style-name="T48">это</text:span> положительное целое число). <text:span text:style-name="T49">Если существо (</text:span><text:span text:style-name="T50">атакующий</text:span><text:span text:style-name="T49">) использует свой ход на то, чтобы атаковать </text:span><text:span text:style-name="T51">другое </text:span><text:span text:style-name="T49">существо (</text:span><text:span text:style-name="T51">цель</text:span><text:span text:style-name="T49">), происходит следующее: </text:span><text:span text:style-name="T52">кидается 20-гранн</text:span><text:span text:style-name="T53">ая</text:span><text:span text:style-name="T52"> </text:span><text:span text:style-name="T53">кость</text:span><text:span text:style-name="T52">, к </text:span><text:soft-page-break/><text:span text:style-name="T52">выпавшему значению добавляется модификатор ловкости </text:span><text:span text:style-name="T54">атакующего. Если полученное значение </text:span><text:span text:style-name="T55">больше или равно</text:span><text:span text:style-name="T54"> коэффицента защиты доспехов, экипированных на цели, то атака считается успешной.</text:span></text:p>
      <text:p text:style-name="P37">Если атака успешна, то цели наносится урон. Наносимый урон зависит только от <text:span text:style-name="T56">оружия, которым совершалась атака. </text:span><text:span text:style-name="T57">К</text:span><text:span text:style-name="T58">ак правило, </text:span><text:span text:style-name="T57">в формировании наносимого урона также участвует модификатор силы атакующего. </text:span><text:span text:style-name="T53">Например, наносимый урон от кинжала можно записать как «1к4 + сил», то есть «</text:span><text:span text:style-name="T59">К</text:span><text:span text:style-name="T53">идается одна </text:span><text:span text:style-name="T60">4-гранная кость, к </text:span><text:span text:style-name="T59">выпавшему </text:span><text:span text:style-name="T60">значению добавляется </text:span><text:span text:style-name="T59">модификатор силы атакующего. Полученное значение — это и есть урон, </text:span><text:span text:style-name="T61">оно отнимается от здоровья цели</text:span><text:span text:style-name="T59">».</text:span></text:p>
      <text:p text:style-name="P38">Если здоровье существа опускается до нуля, то оно больше не может совершать ходы. <text:span text:style-name="T62">Все предметы из инвентаря существа переносятся в инвентарь комнаты, а само существо удаляется из списка существ в комнате.</text:span></text:p>
      <text:p text:style-name="P39">Если здоровье воина опускается до нуля, то <text:span text:style-name="T63">программа прекращает работу</text:span>.</text:p>
      <text:h text:style-name="Heading_20_1" text:outline-level="1">2. <text:span text:style-name="T64">Разработка приложения</text:span></text:h>
      <text:h text:style-name="Heading_20_2" text:outline-level="2">2.1. Классы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" svg:font-family="'Noto Serif'" style:font-family-generic="roman" style:font-pitch="variable"/>
    <style:font-face style:name="Noto Serif CJK SC" svg:font-family="'Noto Serif CJK SC'" style:font-family-generic="system" style:font-pitch="variable"/>
    <style:font-face style:name="Noto Serif1" svg:font-family="'Noto Serif'" style:font-adornments="Bold" style:font-family-generic="roman" style:font-pitch="variable"/>
    <style:font-face style:name="Noto Serif2" svg:font-family="'Noto Serif'" style:font-adornments="Bold Italic" style:font-family-generic="roman" style:font-pitch="variable"/>
    <style:font-face style:name="Noto Serif3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erif3" fo:font-family="'Noto Serif'" style:font-style-name="Regular" style:font-family-generic="roman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Standard" style:class="chapter">
      <style:paragraph-properties fo:margin-top="0cm" fo:margin-bottom="0cm" style:contextual-spacing="true" fo:text-align="center" style:justify-single-word="false"/>
      <style:text-properties style:font-name="Calibri Light" fo:font-family="'Calibri Light'" style:font-family-generic="roman" style:font-pitch="variable" fo:font-size="28pt" fo:letter-spacing="-0.018cm" style:letter-kerning="true" style:font-name-asian="Noto Serif CJK SC" style:font-family-asian="'Noto Serif CJK SC'" style:font-family-generic-asian="system" style:font-pitch-asian="variable" style:font-size-asian="28pt" style:font-name-complex="Noto Sans Devanagari1" style:font-family-complex="'Noto Sans Devanagari'" style:font-family-generic-complex="system" style:font-pitch-complex="variable" style:font-size-complex="2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Noto Serif1" fo:font-family="'Noto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ntitled1" style:family="paragraph" style:parent-style-name="Standard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Noto Serif1" fo:font-family="'Noto Serif'" style:font-style-name="Bold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style:font-name="Noto Serif2" fo:font-family="'Noto Serif'" style:font-style-name="Bold Italic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style:font-name="Noto Serif1" fo:font-family="'Noto Serif'" style:font-style-name="Bold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20:52:09.031209508</meta:creation-date>
    <dc:date>2025-09-17T11:42:12.846146553</dc:date>
    <meta:editing-duration>PT3H38M18S</meta:editing-duration>
    <meta:editing-cycles>128</meta:editing-cycles>
    <meta:generator>LibreOffice/25.2.5.2$Linux_X86_64 LibreOffice_project/520$Build-2</meta:generator>
    <meta:document-statistic meta:table-count="0" meta:image-count="0" meta:object-count="0" meta:page-count="4" meta:paragraph-count="42" meta:word-count="632" meta:character-count="4520" meta:non-whitespace-character-count="3941"/>
  </office:meta>
</office:document-meta>
</file>